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b846" officeooo:paragraph-rsid="000eb846"/>
    </style:style>
    <style:style style:name="P2" style:family="paragraph" style:parent-style-name="Standard">
      <style:paragraph-properties fo:text-align="center" style:justify-single-word="false"/>
      <style:text-properties officeooo:rsid="000eb846" officeooo:paragraph-rsid="000eb846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b846" officeooo:paragraph-rsid="000eb84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>Aquí le dejo el link a la presentación de Xtreme Programming, ademas de que esta también en el comentario de la actividad:</text:p>
      <text:p text:style-name="P1"/>
      <text:p text:style-name="P1"/>
      <text:p text:style-name="P1"/>
      <text:p text:style-name="P2">https://slides.com/maza299/bent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4T20:50:36.782000000</meta:creation-date>
    <dc:date>2023-09-24T20:52:11.253000000</dc:date>
    <meta:editing-duration>PT1M34S</meta:editing-duration>
    <meta:editing-cycles>1</meta:editing-cycles>
    <meta:document-statistic meta:table-count="0" meta:image-count="0" meta:object-count="0" meta:page-count="1" meta:paragraph-count="2" meta:word-count="23" meta:character-count="154" meta:non-whitespace-character-count="133"/>
    <meta:generator>LibreOffice/7.3.5.2$Windows_X86_64 LibreOffice_project/184fe81b8c8c30d8b5082578aee2fed2ea847c01</meta:generator>
  </office:meta>
</office:document-meta>
</file>